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8f85" officeooo:paragraph-rsid="00138f8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394d9"/>
    </style:style>
    <style:style style:name="T1" style:family="text">
      <style:text-properties officeooo:rsid="0014d78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are the instructions for using the person-places app.</text:p>
      <text:list xml:id="list2770625505315111115" text:style-name="L1">
        <text:list-item>
          <text:p text:style-name="P3">On the home page, type "neptune/" after the URL to get to the assignment. The default page is the person list.</text:p>
          <text:list>
            <text:list-item>
              <text:p text:style-name="P4">Adding "neptune/person-list/" after the home URL will also get you to the person list, as will selecting "<text:a xlink:type="simple" xlink:href="http://127.0.0.1:8000/neptune/" text:style-name="Internet_20_link" text:visited-style-name="Visited_20_Internet_20_Link">List/update/create person</text:a>" at the lower left after logging in.</text:p>
            </text:list-item>
            <text:list-item>
              <text:p text:style-name="P4"><text:bookmark text:name="person-places-instructions"/><text:span text:style-name="T1">You can also select the </text:span><text:a xlink:type="simple" xlink:href="http://www.geojunk.org/geojunk.fcgi/person-places-instructions/" text:style-name="Internet_20_link" text:visited-style-name="Visited_20_Internet_20_Link">Person-Places Instructions</text:a> <text:span text:style-name="T1">menu item at the top. </text:span></text:p>
            </text:list-item>
          </text:list>
        </text:list-item>
        <text:list-item>
          <text:p text:style-name="P3">There are five columns:</text:p>
          <text:list>
            <text:list-item>
              <text:p text:style-name="P3">Column 1 shows the person id number; selecting this opens a page that shows the Django formatted person profile, including the associated places.</text:p>
            </text:list-item>
            <text:list-item>
              <text:p text:style-name="P3">Column 2 again shows the person id number; selecting this opens a page that shows the JSON formatted person profile.</text:p>
            </text:list-item>
            <text:list-item>
              <text:p text:style-name="P3">Column 3 again shows the person id number; selecting this opens a page that shows the JSON formatted places associated with the person.</text:p>
            </text:list-item>
            <text:list-item>
              <text:p text:style-name="P3">Column 4 shows the person's name.</text:p>
            </text:list-item>
            <text:list-item>
              <text:p text:style-name="P3">Column 5 again shows the person id number; selecting this opens a Django form that allows you to edit the person information, and resubmit it.</text:p>
            </text:list-item>
          </text:list>
        </text:list-item>
        <text:list-item>
          <text:p text:style-name="P3">The "<text:a xlink:type="simple" xlink:href="http://127.0.0.1:8000/neptune/create-person/" office:target-frame-name="_blank" xlink:show="new" text:style-name="Internet_20_link" text:visited-style-name="Visited_20_Internet_20_Link">Create a new Person instance</text:a>" link at the bottom of the list allows one to create a new person object.</text:p>
        </text:list-item>
        <text:list-item>
          <text:p text:style-name="P3">There are "<text:a xlink:type="simple" xlink:href="http://127.0.0.1:8000/accounts/login/?next=/neptune/person-list/" text:style-name="Internet_20_link" text:visited-style-name="Visited_20_Internet_20_Link">Log in </text:a>| <text:a xlink:type="simple" xlink:href="http://127.0.0.1:8000/accounts/signup/?next=/neptune/person-list/" text:style-name="Internet_20_link" text:visited-style-name="Visited_20_Internet_20_Link">Sign Up</text:a>" hperlinks at the bottom left to allow one to register an account, and then log in to use the system.</text:p>
        </text:list-item>
        <text:list-item>
          <text:p text:style-name="P3">After registering and logging in, more options appear at the bottom left.</text:p>
        </text:list-item>
        <text:list-item>
          <text:p text:style-name="P4">Next, after logging in, select "<text:a xlink:type="simple" xlink:href="http://127.0.0.1:8000/neptune/place-list/" text:style-name="Internet_20_link" text:visited-style-name="Visited_20_Internet_20_Link">List/update/create place</text:a>" or type "neptune/place-list/" after the home URL. This then shows a page with places, four columns:</text:p>
          <text:list>
            <text:list-item>
              <text:p text:style-name="P3">Column 1 shows the place id number; selecting this opens the Django formatted place profile.</text:p>
            </text:list-item>
            <text:list-item>
              <text:p text:style-name="P3">Column 2 again shows the place id number; selecting this opens a page that shows the JSON formatted place profile.</text:p>
            </text:list-item>
            <text:list-item>
              <text:p text:style-name="P3">Column 3 shows the address.</text:p>
            </text:list-item>
            <text:list-item>
              <text:p text:style-name="P3">Column 4 again shows the place id number; selecting this opens a Django form that allows you to edit the place information, and resubmit it.</text:p>
            </text:list-item>
          </text:list>
        </text:list-item>
        <text:list-item>
          <text:p text:style-name="P3">The "<text:a xlink:type="simple" xlink:href="http://127.0.0.1:8000/neptune/create-person/" office:target-frame-name="_blank" xlink:show="new" text:style-name="Internet_20_link" text:visited-style-name="Visited_20_Internet_20_Link">Create a new Place instance</text:a>" link at the bottom of the list allows one to create a new place object.</text:p>
        </text:list-item>
        <text:list-item>
          <text:p text:style-name="P3">Note that if a real address is entered into the form, selecting the "" checkbox will fill in the GPS coordinates with the Google GIS database.</text:p>
        </text:list-item>
        <text:list-item>
          <text:p text:style-name="P2">Also note that the person and place ID is self-generated, and should not be filled 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46:14.031875099</meta:creation-date>
    <dc:date>2017-01-13T09:17:05.953169491</dc:date>
    <meta:editing-duration>PT2H13M34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1" meta:paragraph-count="21" meta:word-count="400" meta:character-count="2196" meta:non-whitespace-character-count="1836"/>
  </office:meta>
</office:document-meta>
</file>